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E000002E3C0E748675AED8C10.png" manifest:media-type="image/png"/>
  <manifest:file-entry manifest:full-path="Pictures/10000000000004B0000004B0176E21EF8AF1ECF5.png" manifest:media-type="image/png"/>
  <manifest:file-entry manifest:full-path="Pictures/10000000000005DC000004B0C6BFD649DA2F6B27.png" manifest:media-type="image/png"/>
  <manifest:file-entry manifest:full-path="Pictures/10000000000004B0000004B06296C6FA7A651133.png" manifest:media-type="image/png"/>
  <manifest:file-entry manifest:full-path="Pictures/10000000000005CC000004BBCCD179948AE578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99cm" svg:height="15.749cm" svg:x="8.255cm" svg:y="0cm">
          <draw:image xlink:href="Pictures/10000000000005CC000004BBCCD179948AE578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8.415cm" svg:height="14.732cm" svg:x="5.715cm" svg:y="0.76cm">
          <draw:image xlink:href="Pictures/10000000000005DC000004B0C6BFD649DA2F6B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2.968cm" svg:height="12.511cm" svg:x="8.255cm" svg:y="2.094cm">
          <draw:image xlink:href="Pictures/10000000000002FE000002E3C0E748675AED8C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3.844cm" svg:height="13.844cm" svg:x="0.635cm" svg:y="1.396cm">
          <draw:image xlink:href="Pictures/10000000000004B0000004B06296C6FA7A651133.png" xlink:type="simple" xlink:show="embed" xlink:actuate="onLoad" draw:mime-type="image/png">
            <text:p/>
          </draw:image>
        </draw:frame>
        <draw:frame draw:style-name="gr1" draw:text-style-name="P1" draw:layer="layout" svg:width="12.574cm" svg:height="12.574cm" svg:x="14.605cm" svg:y="1.27cm">
          <draw:image xlink:href="Pictures/10000000000004B0000004B0176E21EF8AF1EC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4:43:37.712718458</meta:creation-date>
    <dc:date>2022-07-22T15:22:07.329921185</dc:date>
    <meta:editing-duration>PT3M4S</meta:editing-duration>
    <meta:editing-cycles>1</meta:editing-cycles>
    <meta:document-statistic meta:object-count="34"/>
    <meta:generator>LibreOffice/7.3.4.2$Linux_X86_64 LibreOffice_project/30$Build-2</meta:generator>
  </office:meta>
</office:document-meta>
</file>